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, 'Arial Unicode MS'"/>
    <style:font-face style:name="Courier" svg:font-family="Courier" style:font-family-generic="modern"/>
    <style:font-face style:name="Courier New" svg:font-family="'Courier New'" style:font-family-generic="modern"/>
    <style:font-face style:name="DejaVu LGC Sans" svg:font-family="'DejaVu LGC Sans'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8Num1">
      <style:paragraph-properties fo:line-height="150%" style:text-autospace="none">
        <style:tab-stops>
          <style:tab-stop style:position="1in"/>
        </style:tab-stops>
      </style:paragraph-properties>
    </style:style>
    <style:style style:name="P3" style:family="paragraph" style:parent-style-name="Standard">
      <style:paragraph-properties fo:line-height="150%" style:text-autospace="none">
        <style:tab-stops>
          <style:tab-stop style:position="1in"/>
        </style:tab-stops>
      </style:paragraph-properties>
    </style:style>
    <style:style style:name="P4" style:family="paragraph" style:parent-style-name="Standard">
      <style:paragraph-properties fo:line-height="150%"/>
      <style:text-properties style:font-name="Courier New" fo:font-size="10pt" style:font-size-asian="10pt" style:font-name-complex="Courier New" style:font-size-complex="10pt"/>
    </style:style>
    <style:style style:name="P5" style:family="paragraph" style:parent-style-name="Standard" style:list-style-name="WW8Num1">
      <style:paragraph-properties fo:line-height="150%" style:text-autospace="none">
        <style:tab-stops>
          <style:tab-stop style:position="0.5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6" style:family="paragraph" style:parent-style-name="Standard" style:list-style-name="WW8Num1">
      <style:paragraph-properties fo:line-height="150%" style:text-autospace="none">
        <style:tab-stops>
          <style:tab-stop style:position="0.75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 style:list-style-name="WW8Num1">
      <style:paragraph-properties fo:line-height="150%" style:text-autospace="none">
        <style:tab-stops>
          <style:tab-stop style:position="1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8" style:family="paragraph" style:parent-style-name="Standard">
      <style:paragraph-properties fo:line-height="150%" style:text-autospace="none">
        <style:tab-stops>
          <style:tab-stop style:position="1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9" style:family="paragraph" style:parent-style-name="Standard" style:list-style-name="WW8Num1">
      <style:paragraph-properties fo:line-height="150%" style:text-autospace="none">
        <style:tab-stops>
          <style:tab-stop style:position="1.25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10" style:family="paragraph" style:parent-style-name="Standard" style:list-style-name="WW8Num1">
      <style:paragraph-properties fo:line-height="150%" style:text-autospace="none">
        <style:tab-stops>
          <style:tab-stop style:position="1in"/>
        </style:tab-stops>
      </style:paragraph-properties>
      <style:text-properties style:font-name="Courier New" fo:font-size="10pt" fo:language="it" fo:country="IT" style:font-size-asian="10pt" style:font-name-complex="Courier New" style:font-size-complex="10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ourier New" fo:font-size="10pt" style:font-size-asian="10pt" style:font-name-complex="Courier New" style:font-size-complex="10pt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" fo:font-size="10pt" style:font-size-asian="10pt" style:font-name-complex="Courier New" style:font-size-complex="10pt"/>
    </style:style>
    <style:style style:name="T5" style:family="text">
      <style:text-properties style:font-name="Courier" fo:font-size="10pt" style:font-size-asian="10pt" style:font-name-complex="Courier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D OpenGL</text:p>
      <text:p text:style-name="P1"><text:span text:style-name="T1"/></text:p>
      <text:p text:style-name="P4"/>
      <text:list xml:id="list2885378070385846908" text:style-name="WW8Num1">
        <text:list-item>
          <text:p text:style-name="P5">Examiner et commenter le programme</text:p>
        </text:list-item>
        <text:list-item>
          <text:p text:style-name="P5">Modélisation : </text:p>
          <text:list>
            <text:list-item>
              <text:p text:style-name="P6">Dessiner plusieurs points</text:p>
              <text:list>
                <text:list-item>
                  <text:p text:style-name="P7">Changer la taille des points dessinés</text:p>
                </text:list-item>
              </text:list>
            </text:list-item>
            <text:list-item>
              <text:p text:style-name="P6">Dessiner des segments de droite</text:p>
              <text:list>
                <text:list-item>
                  <text:p text:style-name="P7">Changer l'épaisseur des segments</text:p>
                </text:list-item>
              </text:list>
            </text:list-item>
            <text:list-item>
              <text:p text:style-name="P6">Dessiner un triangle avec une couleur uniforme (gris)</text:p>
              <text:list>
                <text:list-item>
                  <text:p text:style-name="P7">Coordonnée : </text:p>
                  <text:list>
                    <text:list-item>
                      <text:p text:style-name="P9">P1 : 0.0f, 1.0f, 0.0f</text:p>
                    </text:list-item>
                    <text:list-item>
                      <text:p text:style-name="P9">P2 : 1.0f,-1.0f, 0.0f</text:p>
                    </text:list-item>
                    <text:list-item>
                      <text:p text:style-name="P9">P3 :-1.0f,-1.0f, 0.0f</text:p>
                    </text:list-item>
                  </text:list>
                </text:list-item>
                <text:list-item>
                  <text:p text:style-name="P2"><text:span text:style-name="T2">Pourquoi le triangle n'apparaît pas ? Que faut-il faire pour le visualiser?</text:span></text:p>
                </text:list-item>
                <text:list-item>
                  <text:p text:style-name="P7">Interpoler la couleur entre les sommets</text:p>
                </text:list-item>
              </text:list>
            </text:list-item>
            <text:list-item>
              <text:p text:style-name="P6">Dessiner un cube de dimension 2.0</text:p>
            </text:list-item>
            <text:list-item>
              <text:p text:style-name="P6">Appliquer une rotation au cube sur lui même de 45° suivant l'axe X et Y</text:p>
            </text:list-item>
            <text:list-item>
              <text:p text:style-name="P6">Attribuer différentes couleurs aux faces</text:p>
            </text:list-item>
            <text:list-item>
              <text:p text:style-name="P6">Activer l'éclairage avec les paramètres suivants </text:p>
              <text:list>
                <text:list-item>
                  <text:p text:style-name="P7">Position (X,Y,Z) : 1.0F,0.0F,1.0F</text:p>
                </text:list-item>
                <text:list-item>
                  <text:p text:style-name="P10">Composante ambiante (R,G,B) : 1.0f,1.0f,1.0f</text:p>
                </text:list-item>
              </text:list>
            </text:list-item>
            <text:list-item>
              <text:p text:style-name="P6">Pourquoi les faces ne sont plus colorées</text:p>
            </text:list-item>
            <text:list-item>
              <text:p text:style-name="P6">Rajouter des normales pour chaque sommet. La normale devra être orienté avec la face</text:p>
            </text:list-item>
            <text:list-item>
              <text:p text:style-name="P6">Dessiner un autre cube</text:p>
              <text:list>
                <text:list-item>
                  <text:p text:style-name="P7">Appliquer au cube une rotation de 45° autour d'un des ses segment</text:p>
                </text:list-item>
              </text:list>
            </text:list-item>
          </text:list>
        </text:list-item>
        <text:list-item>
          <text:p text:style-name="P5">Manipulation des points points de vue et des projections</text:p>
          <text:list>
            <text:list-item>
              <text:p text:style-name="P6">Manipuler le point de vue avec la fonction gluLookAt(~)</text:p>
            </text:list-item>
            <text:list-item>
              <text:p text:style-name="P6">Utiliser la projection orthogonale pour la visualisation du cube</text:p>
              <text:list>
                <text:list-item>
                  <text:p text:style-name="P2"><text:span text:style-name="T2">Frustu</text:span><text:span text:style-name="T4">m :</text:span><text:span text:style-name="T5"> (xmin,xmax,ymin,ymax,zmin,zmax):</text:span><text:span text:style-name="T4">(</text:span><text:span text:style-name="T3">-5,5,-5,5,-25,25)</text:span></text:p>
                </text:list-item>
                <text:list-item>
                  <text:p text:style-name="P7">Prendre en considération l'aspect ration dans le calcul du Frustum orthogonal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tarSymbol" svg:font-family="StarSymbol, 'Arial Unicode MS'"/>
    <style:font-face style:name="Courier" svg:font-family="Courier" style:font-family-generic="modern"/>
    <style:font-face style:name="Courier New" svg:font-family="'Courier New'" style:font-family-generic="modern"/>
    <style:font-face style:name="DejaVu LGC Sans" svg:font-family="'DejaVu LGC Sans'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re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LGC Sans" style:font-family-asian="'DejaVu LGC Sans'" style:font-pitch-asian="variable" style:font-size-asian="14pt" style:font-name-complex="DejaVu LGC Sans" style:font-family-complex="'DejaVu LGC Sans'" style:font-pitch-complex="variable" style:font-size-complex="14pt"/>
    </style:style>
    <style:style style:name="Légende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WW8Num1z0" style:family="text">
      <style:text-properties fo:font-size="10pt" fo:font-weight="normal" style:font-size-asian="10pt" style:font-weight-asian="normal" style:font-size-complex="10pt" style:font-weight-complex="normal"/>
    </style:style>
    <style:style style:name="WW8Num1z1" style:family="text"/>
    <style:style style:name="WW8Num1z2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1" style:display-name="Police par défaut1" style:family="text"/>
    <style:style style:name="Caractères_20_de_20_numérotation" style:display-name="Caractères de numérotation" style:family="text">
      <style:text-properties fo:font-size="10pt" fo:font-weight="normal" style:font-size-asian="10pt" style:font-weight-asian="normal" style:font-size-complex="10pt" style:font-weight-complex="normal"/>
    </style:style>
    <style:style style:name="Puc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61in" fo:margin-bottom="0.8866in" fo:margin-left="0.9839in" fo:margin-right="0.9839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D algorithmique graphique</dc:title>
    <meta:initial-creator>AMMI MEHDI</meta:initial-creator>
    <meta:creation-date>2004-09-29T11:36:00</meta:creation-date>
    <dc:creator>Mehdi Ammi</dc:creator>
    <dc:date>2014-09-12T15:08:38.403247291</dc:date>
    <meta:print-date>2009-01-07T23:47:00</meta:print-date>
    <meta:editing-cycles>5</meta:editing-cycles>
    <meta:editing-duration>PT3M</meta:editing-duration>
    <meta:document-statistic meta:table-count="0" meta:image-count="0" meta:object-count="0" meta:page-count="1" meta:paragraph-count="29" meta:word-count="214" meta:character-count="1279" meta:non-whitespace-character-count="1116"/>
    <meta:generator>LibreOffice/4.2.5.2$Linux_X86_64 LibreOffice_project/420$Build-2</meta:generator>
  </office:meta>
</office:document-meta>
</file>